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0.1pt"/>
    </style:style>
    <style:style style:name="co8" style:family="table-column">
      <style:table-column-properties fo:break-before="auto" style:column-width="102.56pt"/>
    </style:style>
    <style:style style:name="co9" style:family="table-column">
      <style:table-column-properties fo:break-before="auto" style:column-width="91.9pt"/>
    </style:style>
    <style:style style:name="co10" style:family="table-column">
      <style:table-column-properties fo:break-before="auto" style:column-width="109.45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ro8" style:family="table-row">
      <style:table-row-properties style:row-height="38.64pt" fo:break-before="auto" style:use-optimal-row-height="false"/>
    </style:style>
    <style:style style:name="ro9" style:family="table-row">
      <style:table-row-properties style:row-height="12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ackground-color="#00ff00" fo:wrap-option="wrap" fo:border="0.06pt solid #000000"/>
    </style:style>
    <style:style style:name="ce30" style:family="table-cell" style:parent-style-name="Default">
      <style:table-cell-properties fo:background-color="transparent" fo:border="none"/>
    </style:style>
    <style:style style:name="ce31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ce36"/>
        <table:table-column table:style-name="co6" table:number-columns-repeated="1016" table:default-cell-style-name="Default"/>
        <table:table-row table:style-name="ro8">
          <table:table-cell table:style-name="ce23" office:value-type="string" calcext:value-type="string">
            <text:p>Part Name</text:p>
          </table:table-cell>
          <table:table-cell table:style-name="ce23" office:value-type="string" calcext:value-type="string">
            <text:p>Odoo Description</text:p>
          </table:table-cell>
          <table:table-cell table:style-name="ce23" office:value-type="string" calcext:value-type="string">
            <text:p>Odoo Part Number</text:p>
          </table:table-cell>
          <table:table-cell table:style-name="ce29" office:value-type="string" calcext:value-type="string">
            <text:p>Status</text:p>
          </table:table-cell>
          <table:table-cell table:style-name="ce31" office:value-type="string" calcext:value-type="string">
            <text:p>Pre-cosmetic approval (BI)</text:p>
          </table:table-cell>
          <table:table-cell table:style-name="ce34" office:value-type="string" calcext:value-type="string">
            <text:p>Mechanical Approval (Y/N)</text:p>
          </table:table-cell>
          <table:table-cell table:style-name="ce31" office:value-type="string" calcext:value-type="string">
            <text:p>Cosmetic Approval (Y/N)</text:p>
          </table:table-cell>
          <table:table-cell table:style-name="ce31" office:value-type="string" calcext:value-type="string">
            <text:p>Approved for cluster production (M.S.)</text:p>
          </table:table-cell>
          <table:table-cell table:style-name="ce26" table:number-columns-repeated="1016"/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7" office:value-type="string" calcext:value-type="string">
            <text:p>upper-bearing-holder_black_v3.0</text:p>
          </table:table-cell>
          <table:table-cell table:style-name="ce17" office:value-type="string" calcext:value-type="string">
            <text:p>PP-GP0257_v3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7" office:value-type="string" calcext:value-type="string">
            <text:p>Wiper Mount, v1.1</text:p>
          </table:table-cell>
          <table:table-cell table:style-name="ce17" office:value-type="string" calcext:value-type="string">
            <text:p>PP-GP023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7" office:value-type="string" calcext:value-type="string">
            <text:p>x-carriage-mini_black_v1.1</text:p>
          </table:table-cell>
          <table:table-cell table:style-name="ce17" office:value-type="string" calcext:value-type="string">
            <text:p>PP-GP0256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3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7" office:value-type="string" calcext:value-type="string">
            <text:p>lower-z-left-mini_lulz-green_v1.6</text:p>
          </table:table-cell>
          <table:table-cell table:style-name="ce17" office:value-type="string" calcext:value-type="string">
            <text:p>PP-GP0269_v1.6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7" office:value-type="string" calcext:value-type="string">
            <text:p>lower-z-right-mini_lulz-green_v1.6</text:p>
          </table:table-cell>
          <table:table-cell table:style-name="ce17" office:value-type="string" calcext:value-type="string">
            <text:p>PP-GP0270_v1.6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7" office:value-type="string" calcext:value-type="string">
            <text:p>x-end-motor-mini_black_v1.7</text:p>
          </table:table-cell>
          <table:table-cell table:style-name="ce17" office:value-type="string" calcext:value-type="string">
            <text:p>PP-GP0267_v1.7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2.0.4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7" office:value-type="string" calcext:value-type="string">
            <text:p>x-end-idler-mini_black_v2.8</text:p>
          </table:table-cell>
          <table:table-cell table:style-name="ce17" office:value-type="string" calcext:value-type="string">
            <text:p>PP-GP0268_v2.5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5.6.0.5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7" office:value-type="string" calcext:value-type="string">
            <text:p>strain-relief-lower_black_1.2</text:p>
          </table:table-cell>
          <table:table-cell table:style-name="ce17" office:value-type="string" calcext:value-type="string">
            <text:p>PP-GP0265_v1.2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7" office:value-type="string" calcext:value-type="string">
            <text:p>double-bearing-holder_black_v1.4</text:p>
          </table:table-cell>
          <table:table-cell table:style-name="ce17" office:value-type="string" calcext:value-type="string">
            <text:p>PP-GP0262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7" office:value-type="string" calcext:value-type="string">
            <text:p>bed corners, mini v2.5</text:p>
          </table:table-cell>
          <table:table-cell table:style-name="ce17" office:value-type="string" calcext:value-type="string">
            <text:p>PP-GP0248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2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7" office:value-type="string" calcext:value-type="string">
            <text:p>handle-bar_black_v2.5</text:p>
          </table:table-cell>
          <table:table-cell table:style-name="ce17" office:value-type="string" calcext:value-type="string">
            <text:p>PP-GP0259_v2.5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7" office:value-type="string" calcext:value-type="string">
            <text:p>x-carriage-cap_black_v2.4</text:p>
          </table:table-cell>
          <table:table-cell table:style-name="ce17" office:value-type="string" calcext:value-type="string">
            <text:p>PP-GP0258_v2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7" office:value-type="string" calcext:value-type="string">
            <text:p>heatsink-fan-duct_black_v0.6</text:p>
          </table:table-cell>
          <table:table-cell table:style-name="ce17" office:value-type="string" calcext:value-type="string">
            <text:p>PP-GP0232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7" office:value-type="string" calcext:value-type="string">
            <text:p>Beefy Extruder Idler v0.3</text:p>
          </table:table-cell>
          <table:table-cell table:style-name="ce17" office:value-type="string" calcext:value-type="string">
            <text:p>PP-GP024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3.1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7" office:value-type="string" calcext:value-type="string">
            <text:p>Beefy Idler Latch v2.2</text:p>
          </table:table-cell>
          <table:table-cell table:style-name="ce17" office:value-type="string" calcext:value-type="string">
            <text:p>PP-GP0245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7" office:value-type="string" calcext:value-type="string">
            <text:p>Herringbone Small Gear v1.1, Lulzbot green</text:p>
          </table:table-cell>
          <table:table-cell table:style-name="ce17" office:value-type="string" calcext:value-type="string">
            <text:p>PP-GP0192</text:p>
          </table:table-cell>
          <table:table-cell table:style-name="ce18" office:value-type="string" calcext:value-type="string">
            <text:p>Same as foxglove</text:p>
          </table:table-cell>
          <table:table-cell table:style-name="ce32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9">
          <table:table-cell table:style-name="ce17" office:value-type="string" calcext:value-type="string">
            <text:p>large herringbone</text:p>
          </table:table-cell>
          <table:table-cell table:style-name="ce17" office:value-type="string" calcext:value-type="string">
            <text:p/>
            <text:p>Herringbone Large Gear v1.3, Lulzbot green</text:p>
          </table:table-cell>
          <table:table-cell table:style-name="ce17" office:value-type="string" calcext:value-type="string">
            <text:p>PP-GP0191</text:p>
          </table:table-cell>
          <table:table-cell table:style-name="ce18" office:value-type="string" calcext:value-type="string">
            <text:p>Same as foxglove</text:p>
          </table:table-cell>
          <table:table-cell table:style-name="ce32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7" office:value-type="string" calcext:value-type="string">
            <text:p>spool-arm-bracket_black_v1.0</text:p>
          </table:table-cell>
          <table:table-cell table:style-name="ce17" office:value-type="string" calcext:value-type="string">
            <text:p>PP-GP0253_v1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7" office:value-type="string" calcext:value-type="string">
            <text:p>bed clip v3</text:p>
          </table:table-cell>
          <table:table-cell table:style-name="ce17" office:value-type="string" calcext:value-type="string">
            <text:p>PP-GP0249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17" office:value-type="string" calcext:value-type="string">
            <text:p>USB support mini v1.0</text:p>
          </table:table-cell>
          <table:table-cell table:style-name="ce17" office:value-type="string" calcext:value-type="string">
            <text:p>PP-GP0247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2.0.4</text:p>
          </table:table-cell>
          <table:table-cell table:style-name="ce20" office:value-type="string" calcext:value-type="string">
            <text:p>Y</text:p>
          </table:table-cell>
          <table:table-cell table:style-name="ce32" table:number-columns-repeated="2"/>
          <table:table-cell table:number-columns-repeated="1016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17" office:value-type="string" calcext:value-type="string">
            <text:p>z-upper-mini-right_black_v2.0</text:p>
          </table:table-cell>
          <table:table-cell table:style-name="ce17" office:value-type="string" calcext:value-type="string">
            <text:p>PP-GP0272_v2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0.4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17" office:value-type="string" calcext:value-type="string">
            <text:p>z-upper-mini-left_black_v2.0</text:p>
          </table:table-cell>
          <table:table-cell table:style-name="ce17" office:value-type="string" calcext:value-type="string">
            <text:p>PP-GP0271_v2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7" office:value-type="string" calcext:value-type="string">
            <text:p>strain-relief-upper_black_v3.0</text:p>
          </table:table-cell>
          <table:table-cell table:style-name="ce17" office:value-type="string" calcext:value-type="string">
            <text:p>PP-GP0266_v3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3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7" office:value-type="string" calcext:value-type="string">
            <text:p>y-idler-mini_black_v1.4</text:p>
          </table:table-cell>
          <table:table-cell table:style-name="ce17" office:value-type="string" calcext:value-type="string">
            <text:p>PP-GP0264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3.1.1.4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y motor mount</text:p>
          </table:table-cell>
          <table:table-cell table:style-name="ce17" office:value-type="string" calcext:value-type="string">
            <text:p>y-motor-mount_black_v1.4</text:p>
          </table:table-cell>
          <table:table-cell table:style-name="ce17" office:value-type="string" calcext:value-type="string">
            <text:p>PP-GP0263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0.1.4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7" office:value-type="string" calcext:value-type="string">
            <text:p>belt-mount_black_v1.1</text:p>
          </table:table-cell>
          <table:table-cell table:style-name="ce17" office:value-type="string" calcext:value-type="string">
            <text:p>PP-GP0261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0.1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7" office:value-type="string" calcext:value-type="string">
            <text:p>belt-clamp_black_v1.1</text:p>
          </table:table-cell>
          <table:table-cell table:style-name="ce17" office:value-type="string" calcext:value-type="string">
            <text:p>PP-GP0260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7" office:value-type="string" calcext:value-type="string">
            <text:p>Extruder Mount v3.0, Mini</text:p>
          </table:table-cell>
          <table:table-cell table:style-name="ce17" office:value-type="string" calcext:value-type="string">
            <text:p>PP-GP025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0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7" office:value-type="string" calcext:value-type="string">
            <text:p>extruder-body-hex_black_v1.4.1</text:p>
          </table:table-cell>
          <table:table-cell table:style-name="ce17" office:value-type="string" calcext:value-type="string">
            <text:p>PP-GP0186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4.3.0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7" office:value-type="string" calcext:value-type="string">
            <text:p>Extruder Washer v3.0, Taz</text:p>
          </table:table-cell>
          <table:table-cell table:style-name="ce17" office:value-type="string" calcext:value-type="string">
            <text:p>PP-GP0060</text:p>
          </table:table-cell>
          <table:table-cell table:style-name="ce18" office:value-type="string" calcext:value-type="string">
            <text:p>Same as foxglove</text:p>
          </table:table-cell>
          <table:table-cell table:style-name="ce32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7" office:value-type="string" calcext:value-type="string">
            <text:p>spool-arm-mini_black_v1.4</text:p>
          </table:table-cell>
          <table:table-cell table:style-name="ce17" office:value-type="string" calcext:value-type="string">
            <text:p>PP-GP0255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1.2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7" office:value-type="string" calcext:value-type="string">
            <text:p>spool-arm-support_black_v1.1</text:p>
          </table:table-cell>
          <table:table-cell table:style-name="ce17" office:value-type="string" calcext:value-type="string">
            <text:p>PP-GP0254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2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7" office:value-type="string" calcext:value-type="string">
            <text:p>Extruder Fan Mount v2.1, Mini</text:p>
          </table:table-cell>
          <table:table-cell table:style-name="ce17" office:value-type="string" calcext:value-type="string">
            <text:p>PP-GP0252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(part change)</text:p>
          </table:table-cell>
          <table:table-cell table:number-columns-repeated="1016"/>
        </table:table-row>
        <table:table-row table:style-name="ro4">
          <table:table-cell table:style-name="ce28" table:number-columns-repeated="3"/>
          <table:table-cell table:style-name="ce30"/>
          <table:table-cell table:style-name="ce33"/>
          <table:table-cell table:style-name="ce35"/>
          <table:table-cell table:style-name="ce33" table:number-columns-repeated="2"/>
          <table:table-cell table:number-columns-repeated="1016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'For R&amp;D build'.B37:'For R&amp;D build'.C4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 style:data-style-name="N2" text:time-value="10:04:31.009073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10-25T10:05:05.686422171</dc:date>
    <meta:editing-duration>PT14H9M20S</meta:editing-duration>
    <meta:editing-cycles>111</meta:editing-cycles>
    <meta:generator>LibreOffice/5.0.4.2$Linux_X86_64 LibreOffice_project/2b9802c1994aa0b7dc6079e128979269cf95bc78</meta:generator>
    <meta:document-statistic meta:table-count="2" meta:cell-count="376" meta:object-count="0"/>
  </office:meta>
</office:document-meta>
</file>